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style:font-name="Liberation Mono" fo:font-size="10pt" fo:language="en" fo:country="US" officeooo:rsid="000a28f3" officeooo:paragraph-rsid="00177d7f" style:font-name-asian="NSimSun1" style:font-size-asian="10pt" style:font-name-complex="Liberation Mono" style:font-size-complex="10pt"/>
    </style:style>
    <style:style style:name="P2" style:family="paragraph" style:parent-style-name="Preformatted_20_Text">
      <style:paragraph-properties fo:text-align="center" style:justify-single-word="false"/>
      <style:text-properties style:font-name="Liberation Mono" fo:font-size="10pt" fo:language="en" fo:country="US" officeooo:rsid="000a28f3" officeooo:paragraph-rsid="00177d7f" style:font-name-asian="NSimSun1" style:font-size-asian="10pt" style:font-name-complex="Liberation Mono" style:font-size-complex="10pt"/>
    </style:style>
    <style:style style:name="P3" style:family="paragraph" style:parent-style-name="Preformatted_20_Text">
      <style:paragraph-properties fo:text-align="start" style:justify-single-word="false"/>
      <style:text-properties style:font-name="Liberation Mono" fo:font-size="10pt" fo:language="en" fo:country="US" officeooo:rsid="000a28f3" officeooo:paragraph-rsid="00177d7f" style:font-name-asian="NSimSun1" style:font-size-asian="10pt" style:font-name-complex="Liberation Mono" style:font-size-complex="10pt"/>
    </style:style>
    <style:style style:name="P4" style:family="paragraph" style:parent-style-name="Preformatted_20_Text">
      <style:text-properties style:font-name="Liberation Mono" fo:font-size="10pt" fo:language="en" fo:country="US" officeooo:rsid="0008b4b5" officeooo:paragraph-rsid="00177d7f" style:font-name-asian="NSimSun1" style:font-size-asian="10pt" style:font-name-complex="Liberation Mono" style:font-size-complex="10pt"/>
    </style:style>
    <style:style style:name="P5" style:family="paragraph" style:parent-style-name="Preformatted_20_Text">
      <style:text-properties style:font-name="Liberation Mono" fo:font-size="10pt" fo:language="en" fo:country="US" officeooo:rsid="000b2c4a" officeooo:paragraph-rsid="00177d7f" style:font-name-asian="NSimSun1" style:font-size-asian="10pt" style:font-name-complex="Liberation Mono" style:font-size-complex="10pt"/>
    </style:style>
    <style:style style:name="P6" style:family="paragraph" style:parent-style-name="Preformatted_20_Text">
      <style:paragraph-properties fo:text-align="center" style:justify-single-word="false"/>
      <style:text-properties officeooo:paragraph-rsid="00177d7f"/>
    </style:style>
    <style:style style:name="P7" style:family="paragraph" style:parent-style-name="Preformatted_20_Text">
      <style:text-properties officeooo:rsid="00083d5e" officeooo:paragraph-rsid="00177d7f"/>
    </style:style>
    <style:style style:name="P8" style:family="paragraph" style:parent-style-name="Preformatted_20_Text">
      <style:text-properties fo:language="en" fo:country="US" officeooo:rsid="00083d5e" officeooo:paragraph-rsid="00177d7f"/>
    </style:style>
    <style:style style:name="T1" style:family="text">
      <style:text-properties fo:language="de" fo:country="DE"/>
    </style:style>
    <style:style style:name="T2" style:family="text">
      <style:text-properties fo:language="ru" fo:country="RU"/>
    </style:style>
    <style:style style:name="T3" style:family="text">
      <style:text-properties fo:language="ru" fo:country="RU" officeooo:rsid="00083d5e"/>
    </style:style>
    <style:style style:name="T4" style:family="text">
      <style:text-properties officeooo:rsid="00083d5e"/>
    </style:style>
    <style:style style:name="T5" style:family="text">
      <style:text-properties style:font-name="Liberation Mono" fo:font-size="10pt" officeooo:rsid="0008b4b5" style:font-name-asian="NSimSun1" style:font-size-asian="10pt" style:font-name-complex="Liberation Mono" style:font-size-complex="10pt"/>
    </style:style>
    <style:style style:name="T6" style:family="text">
      <style:text-properties style:font-name="Liberation Mono" fo:font-size="10pt" fo:language="de" fo:country="DE" style:font-name-asian="NSimSun1" style:font-size-asian="10pt" style:font-name-complex="Liberation Mono" style:font-size-complex="10pt"/>
    </style:style>
    <style:style style:name="T7" style:family="text">
      <style:text-properties officeooo:rsid="000a28f3"/>
    </style:style>
    <style:style style:name="T8" style:family="text">
      <style:text-properties fo:font-variant="normal" fo:text-transform="none" fo:color="#000000" loext:opacity="100%" fo:letter-spacing="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Recipe book project </text:p>
      <text:p text:style-name="P3">Authors: Clemens Berger, Valerii Drobiazgho </text:p>
      <text:p text:style-name="P3"/>
      <text:p text:style-name="P3">Idea: </text:p>
      <text:p text:style-name="P3"/>
      <text:p text:style-name="P3">Recipe book application, with the possibility for the user to add recipes himself. </text:p>
      <text:p text:style-name="P3"/>
      <text:p text:style-name="P3">Description: </text:p>
      <text:p text:style-name="P3"/>
      <text:p text:style-name="P3">In the main menu of the application, the user sees a list of already saved recipes, 3 menu buttons at the bottom of the screen (add new reception, favorites, settings) In the upper right menu of the screen there is an additional menu, in which the user is given the opportunity to select all recipes, favorites, dishes from the categories of vegetarian menu, vegan menu and omnivore menu. </text:p>
      <text:p text:style-name="P3"/>
      <text:p text:style-name="P3">By clicking on one of the recipes, the user receives a detailed description of the instruction, description, a list of ingredients with a description of the weight and nutritional value in calories. </text:p>
      <text:p text:style-name="P3"/>
      <text:p text:style-name="P3">Being in the description of the recipe, the user has the opportunity to add the recipe to favorites, as well as remove the recipe from favorites at will.</text:p>
      <text:p text:style-name="P3">By swiping, the user moves from one recipe to another. </text:p>
      <text:p text:style-name="P3"/>
      <text:p text:style-name="P3">When you click the add new recipe button, a form for adding a new recipe is displayed. The filling form is simple and intuitive for the user. Each input form is accompanied by an inscription. In the Ingredient fill form, when entering the first letters of an ingredient, the user is presented with a choice of saved ingredients. </text:p>
      <text:p text:style-name="P3"/>
      <text:p text:style-name="P3">When adding a new recipe, the user has the opportunity to take a photo of the cooked dish and save it along with the recipe. After saving, this recipe will appear in the list of existing recipes. </text:p>
      <text:p text:style-name="P3"/>
      <text:p text:style-name="P3">By pressing the settings button, the user can switch to Dark mode, at any time you can exit Dark mode. </text:p>
      <text:p text:style-name="P3"/>
      <text:p text:style-name="P3">Pressing the favorites button returns the user to the main menu.<text:span text:style-name="T8">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9T18:29:59.966000000</dc:date>
    <meta:editing-duration>PT6M13S</meta:editing-duration>
    <meta:editing-cycles>1</meta:editing-cycles>
    <meta:generator>LibreOffice/7.1.3.2$Windows_X86_64 LibreOffice_project/47f78053abe362b9384784d31a6e56f8511eb1c1</meta:generator>
    <meta:document-statistic meta:table-count="0" meta:image-count="0" meta:object-count="0" meta:page-count="1" meta:paragraph-count="13" meta:word-count="287" meta:character-count="1655" meta:non-whitespace-character-count="1369"/>
  </office:meta>
</office:document-meta>
</file>